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Preformatted_20_Text" style:list-style-name="L20"/>
    <style:style style:name="P4" style:family="paragraph" style:parent-style-name="Preformatted_20_Text" style:list-style-name="L29"/>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5">
      <style:paragraph-properties fo:margin-top="0in" fo:margin-bottom="0in" style:contextual-spacing="false"/>
    </style:style>
    <style:style style:name="P9" style:family="paragraph" style:parent-style-name="Text_20_body" style:list-style-name="L6">
      <style:paragraph-properties fo:margin-top="0in" fo:margin-bottom="0in" style:contextual-spacing="false"/>
    </style:style>
    <style:style style:name="P10" style:family="paragraph" style:parent-style-name="Text_20_body" style:list-style-name="L7">
      <style:paragraph-properties fo:margin-top="0in" fo:margin-bottom="0in" style:contextual-spacing="false"/>
    </style:style>
    <style:style style:name="P11" style:family="paragraph" style:parent-style-name="Text_20_body" style:list-style-name="L8">
      <style:paragraph-properties fo:margin-top="0in" fo:margin-bottom="0in" style:contextual-spacing="false"/>
    </style:style>
    <style:style style:name="P12" style:family="paragraph" style:parent-style-name="Text_20_body" style:list-style-name="L9">
      <style:paragraph-properties fo:margin-top="0in" fo:margin-bottom="0in" style:contextual-spacing="false"/>
    </style:style>
    <style:style style:name="P13" style:family="paragraph" style:parent-style-name="Text_20_body" style:list-style-name="L10">
      <style:paragraph-properties fo:margin-top="0in" fo:margin-bottom="0in" style:contextual-spacing="false"/>
    </style:style>
    <style:style style:name="P14" style:family="paragraph" style:parent-style-name="Text_20_body" style:list-style-name="L11">
      <style:paragraph-properties fo:margin-top="0in" fo:margin-bottom="0in" style:contextual-spacing="false"/>
    </style:style>
    <style:style style:name="P15" style:family="paragraph" style:parent-style-name="Text_20_body" style:list-style-name="L12"/>
    <style:style style:name="P16" style:family="paragraph" style:parent-style-name="Text_20_body" style:list-style-name="L13">
      <style:paragraph-properties fo:margin-top="0in" fo:margin-bottom="0in" style:contextual-spacing="false"/>
    </style:style>
    <style:style style:name="P17" style:family="paragraph" style:parent-style-name="Text_20_body" style:list-style-name="L14"/>
    <style:style style:name="P18" style:family="paragraph" style:parent-style-name="Text_20_body" style:list-style-name="L15">
      <style:paragraph-properties fo:margin-top="0in" fo:margin-bottom="0in" style:contextual-spacing="false"/>
    </style:style>
    <style:style style:name="P19" style:family="paragraph" style:parent-style-name="Text_20_body" style:list-style-name="L16">
      <style:paragraph-properties fo:margin-top="0in" fo:margin-bottom="0in" style:contextual-spacing="false"/>
    </style:style>
    <style:style style:name="P20" style:family="paragraph" style:parent-style-name="Text_20_body" style:list-style-name="L17">
      <style:paragraph-properties fo:margin-top="0in" fo:margin-bottom="0in" style:contextual-spacing="false"/>
    </style:style>
    <style:style style:name="P21" style:family="paragraph" style:parent-style-name="Text_20_body" style:list-style-name="L18">
      <style:paragraph-properties fo:margin-top="0in" fo:margin-bottom="0in" style:contextual-spacing="false"/>
    </style:style>
    <style:style style:name="P22" style:family="paragraph" style:parent-style-name="Text_20_body" style:list-style-name="L19">
      <style:paragraph-properties fo:margin-top="0in" fo:margin-bottom="0in" style:contextual-spacing="false"/>
    </style:style>
    <style:style style:name="P23" style:family="paragraph" style:parent-style-name="Text_20_body" style:list-style-name="L20"/>
    <style:style style:name="P24" style:family="paragraph" style:parent-style-name="Text_20_body" style:list-style-name="L21">
      <style:paragraph-properties fo:margin-top="0in" fo:margin-bottom="0in" style:contextual-spacing="false"/>
    </style:style>
    <style:style style:name="P25" style:family="paragraph" style:parent-style-name="Text_20_body" style:list-style-name="L22">
      <style:paragraph-properties fo:margin-top="0in" fo:margin-bottom="0in" style:contextual-spacing="false"/>
    </style:style>
    <style:style style:name="P26" style:family="paragraph" style:parent-style-name="Text_20_body" style:list-style-name="L23"/>
    <style:style style:name="P27" style:family="paragraph" style:parent-style-name="Text_20_body" style:list-style-name="L24">
      <style:paragraph-properties fo:margin-top="0in" fo:margin-bottom="0in" style:contextual-spacing="false"/>
    </style:style>
    <style:style style:name="P28" style:family="paragraph" style:parent-style-name="Text_20_body" style:list-style-name="L25">
      <style:paragraph-properties fo:margin-top="0in" fo:margin-bottom="0in" style:contextual-spacing="false"/>
    </style:style>
    <style:style style:name="P29" style:family="paragraph" style:parent-style-name="Text_20_body" style:list-style-name="L26">
      <style:paragraph-properties fo:margin-top="0in" fo:margin-bottom="0in" style:contextual-spacing="false"/>
    </style:style>
    <style:style style:name="P30" style:family="paragraph" style:parent-style-name="Text_20_body" style:list-style-name="L27">
      <style:paragraph-properties fo:margin-top="0in" fo:margin-bottom="0in" style:contextual-spacing="false"/>
    </style:style>
    <style:style style:name="P31" style:family="paragraph" style:parent-style-name="Text_20_body" style:list-style-name="L28">
      <style:paragraph-properties fo:margin-top="0in" fo:margin-bottom="0in" style:contextual-spacing="false"/>
    </style:style>
    <style:style style:name="P32" style:family="paragraph" style:parent-style-name="Text_20_body" style:list-style-name="L29"/>
    <style:style style:name="P33" style:family="paragraph" style:parent-style-name="Text_20_body" style:list-style-name="L30">
      <style:paragraph-properties fo:margin-top="0in" fo:margin-bottom="0in" style:contextual-spacing="false"/>
    </style:style>
    <style:style style:name="P34" style:family="paragraph" style:parent-style-name="Text_20_body" style:list-style-name="L31">
      <style:paragraph-properties fo:margin-top="0in" fo:margin-bottom="0in" style:contextual-spacing="false"/>
    </style:style>
    <style:style style:name="P35" style:family="paragraph" style:parent-style-name="Text_20_body" style:list-style-name="L32"/>
    <style:style style:name="P36" style:family="paragraph" style:parent-style-name="Text_20_body" style:list-style-name="L33">
      <style:paragraph-properties fo:margin-top="0in" fo:margin-bottom="0in" style:contextual-spacing="false"/>
    </style:style>
    <style:style style:name="P37" style:family="paragraph" style:parent-style-name="Text_20_body" style:list-style-name="L34">
      <style:paragraph-properties fo:margin-top="0in" fo:margin-bottom="0in" style:contextual-spacing="false"/>
    </style:style>
    <style:style style:name="P38" style:family="paragraph" style:parent-style-name="Text_20_body" style:list-style-name="L35">
      <style:paragraph-properties fo:margin-top="0in" fo:margin-bottom="0in" style:contextual-spacing="false"/>
    </style:style>
    <style:style style:name="P39" style:family="paragraph" style:parent-style-name="Text_20_body" style:list-style-name="L36">
      <style:paragraph-properties fo:margin-top="0in" fo:margin-bottom="0in" style:contextual-spacing="false"/>
    </style:style>
    <style:style style:name="P40" style:family="paragraph" style:parent-style-name="Text_20_body" style:list-style-name="L37">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interpreting-error-messages-and-logs"/>Interpreting Error Messages and Logs<text:bookmark-end text:name="interpreting-error-messages-and-logs"/></text:h>
      <text:h text:style-name="Heading_20_2" text:outline-level="2"><text:bookmark-start text:name="introduction"/>Introduction<text:bookmark-end text:name="introduction"/></text:h>
      <text:h text:style-name="Heading_20_2" text:outline-level="2"><text:bookmark-start text:name="understanding-common-error-message-types"/>Understanding Common Error Message Types<text:bookmark-end text:name="understanding-common-error-message-types"/></text:h>
      <text:p text:style-name="First_20_paragraph">When you're working with Linux, you'll encounter various error messages. Think of these messages as the system's way of telling you, "Hey, something isn't quite right here!" Just like a doctor interprets different symptoms, a system administrator learns to interpret different error messages.</text:p>
      <text:p text:style-name="Text_20_body">Some common categories you'll encounter include:</text:p>
      <text:list xml:id="list2877112947" text:style-name="L10">
        <text:list-item>
          <text:p text:style-name="P13"><text:span text:style-name="T1">Syntax Errors</text:span>: These occur when you've typed a command incorrectly or used improper syntax. It's like writing a sentence with grammatical mistakes – the computer can't understand what you want it to do.</text:p>
        </text:list-item>
        <text:list-item>
          <text:p text:style-name="P13"><text:span text:style-name="T1">Permission Denied</text:span>: This means you don't have the necessary rights to perform an action, such as accessing a file or executing a command. It's similar to trying to open a locked door without a key.</text:p>
        </text:list-item>
        <text:list-item>
          <text:p text:style-name="P13"><text:span text:style-name="T1">File Not Found</text:span>: As the name suggests, the system can't locate the file or directory you've specified. This often happens due to typos in file paths or if a file has been moved or deleted.</text:p>
        </text:list-item>
        <text:list-item>
          <text:p text:style-name="P13"><text:span text:style-name="T1">Resource Exhaustion</text:span>: This category indicates that the system is running out of a particular resource, such as memory (RAM) or disk space. It's like a car running out of gas or oil – it can't operate properly without essential resources.</text:p>
        </text:list-item>
      </text:list>
      <text:p text:style-name="First_20_paragraph">A crucial point, often overlooked by beginners, is to <text:span text:style-name="T1">always read the entire error message</text:span>. Sometimes the first few words are generic, but the latter part of the message provides the precise detail you need to diagnose the problem. It's like reading the whole story, not just the headline!</text:p>
      <text:h text:style-name="Heading_20_3" text:outline-level="3"><text:bookmark-start text:name="common-error-message-types"/>Common Error Message Types<text:bookmark-end text:name="common-error-message-types"/></text:h>
      <text:p text:style-name="First_20_paragraph">Imagine you're at the terminal, and you type something. Here are some examples of what you might see:</text:p>
      <text:h text:style-name="Heading_20_4" text:outline-level="4"><text:bookmark-start text:name="example-1-syntax-error"/>Example 1: Syntax Error<text:bookmark-end text:name="example-1-syntax-error"/></text:h>
      <text:p text:style-name="Preformatted_20_Text">$ lsa -l</text:p>
      <text:p text:style-name="Preformatted_20_Text">bash: lsa: command not found</text:p>
      <text:p text:style-name="First_20_paragraph">Here, the error <text:span text:style-name="Source_5f_Text">bash: lsa: command not</text:span> found clearly indicates that <text:span text:style-name="Source_5f_Text">lsa</text:span> is not a recognized command. This is a classic syntax error because the correct command is <text:span text:style-name="Source_5f_Text">ls</text:span>. The shell (in this case, Bash) is telling you it doesn't understand what you're asking it to do.</text:p>
      <text:h text:style-name="Heading_20_4" text:outline-level="4"><text:bookmark-start text:name="example-2-permission-denied"/><text:soft-page-break/>Example 2: Permission Denied<text:bookmark-end text:name="example-2-permission-denied"/></text:h>
      <text:p text:style-name="Preformatted_20_Text">$ echo "hello" &gt; /root/testfile.txt</text:p>
      <text:p text:style-name="Preformatted_20_Text">bash: /root/testfile.txt: Permission denied</text:p>
      <text:p text:style-name="First_20_paragraph">In this scenario, we're trying to write to a file in the <text:span text:style-name="Source_5f_Text">/root</text:span> directory. The error <text:span text:style-name="Source_5f_Text">Permission denied</text:span> means your current user account doesn't have the necessary privileges to write to that location. The <text:span text:style-name="Source_5f_Text">/root</text:span> directory is typically only writable by the root user, for security reasons.</text:p>
      <text:h text:style-name="Heading_20_4" text:outline-level="4"><text:bookmark-start text:name="example-3-file-not-found"/>Example 3: File Not Found<text:bookmark-end text:name="example-3-file-not-found"/></text:h>
      <text:p text:style-name="Preformatted_20_Text">$ cat /etc/nonexistent_file</text:p>
      <text:p text:style-name="Preformatted_20_Text">cat: /etc/nonexistent_file: No such file or directory</text:p>
      <text:p text:style-name="First_20_paragraph">This error, <text:span text:style-name="Source_5f_Text">No such file or directory</text:span>, is very straightforward. The cat command tried to open <text:span text:style-name="Source_5f_Text">/etc/nonexistent_file</text:span>, but it couldn't find it. This usually points to a typo in the file path or the file genuinely not existing at that location.</text:p>
      <text:h text:style-name="Heading_20_2" text:outline-level="2"><text:bookmark-start text:name="introduction-to-logging-in-linux"/>Introduction to Logging in Linux<text:bookmark-end text:name="introduction-to-logging-in-linux"/></text:h>
      <text:p text:style-name="First_20_paragraph">While error messages give you immediate feedback for a failed command, logs are like the historical records of your system. They continuously record events, actions, and messages generated by the operating system, applications, and services. Why are they so essential for troubleshooting?</text:p>
      <text:p text:style-name="Text_20_body">Imagine a situation where your server suddenly stops responding, and you weren't actively typing commands. Error messages won't help you there. This is where logs become invaluable. They provide a chronological account of what happened before, during, and after an issue. They can tell you:</text:p>
      <text:list xml:id="list2059286909" text:style-name="L11">
        <text:list-item>
          <text:p text:style-name="P14"><text:span text:style-name="T1">When</text:span> something occurred (timestamps are critical!).</text:p>
        </text:list-item>
        <text:list-item>
          <text:p text:style-name="P14"><text:span text:style-name="T1">What</text:span> specific process or service was involved.</text:p>
        </text:list-item>
        <text:list-item>
          <text:p text:style-name="P14"><text:span text:style-name="T1">What</text:span> messages or errors were generated by that process.</text:p>
        </text:list-item>
        <text:list-item>
          <text:p text:style-name="P14"><text:span text:style-name="T1">Potential dependencies</text:span> between different events.</text:p>
        </text:list-item>
      </text:list>
      <text:p text:style-name="First_20_paragraph">In Linux, there are two primary approaches to logging you'll encounter:</text:p>
      <text:list xml:id="list3593423111" text:style-name="L12">
        <text:list-item>
          <text:p text:style-name="P15"><text:span text:style-name="T1">Traditional Syslog</text:span>: This is a long-standing standard. Various system components and applications send their log messages to a central logging daemon (like <text:span text:style-name="Source_5f_Text">rsyslog</text:span> or <text:span text:style-name="Source_5f_Text">syslog-ng</text:span>), which then writes them to plain text files, typically located in <text:span text:style-name="Source_5f_Text">/var/log</text:span>. It's straightforward and easy to read with standard text tools.</text:p>
        </text:list-item>
        <text:list-item>
          <text:p text:style-name="P15"><text:span text:style-name="Source_5f_Text">systemd-journald</text:span>: This is the logging system used by <text:span text:style-name="Source_5f_Text">systemd</text:span>, which is the init system on most modern Linux distributions (like Ubuntu, CentOS 7+, Fedora). Instead of just writing to plain text files, <text:span text:style-name="Source_5f_Text">journald</text:span> collects log data from various sources (kernel, services, applications, stdout/stderr) and stores it in a structured, often binary, format in the journal. It offers advanced filtering and querying capabilities. While the raw journal files are not directly human-readable, <text:span text:style-name="Source_5f_Text">journalctl</text:span> is the command-line tool used to interact with them and view the logs in a human-readable format.</text:p>
        </text:list-item>
      </text:list>
      <text:p text:style-name="First_20_paragraph"><text:soft-page-break/>Think of traditional syslog as writing notes in a plain notebook, while systemd-journald is like keeping a structured digital database that allows for powerful searches and filters. Both serve the purpose of providing a history of system events.</text:p>
      <text:h text:style-name="Heading_20_3" text:outline-level="3"><text:bookmark-start text:name="common-log-locations-and-contents"/>Common Log Locations and Contents<text:bookmark-end text:name="common-log-locations-and-contents"/></text:h>
      <text:p text:style-name="First_20_paragraph">Knowing where to find logs is half the battle in troubleshooting! In Linux, the primary directory for system-wide log files is <text:span text:style-name="Source_5f_Text">/var/log</text:span>. This directory is like the central archive for almost all system events.</text:p>
      <text:p text:style-name="Text_20_body">Here are some common log files and directories you'll find within <text:span text:style-name="Source_5f_Text">/var/log</text:span> and what they typically contain:</text:p>
      <text:list xml:id="list1630266660" text:style-name="L13">
        <text:list-item>
          <text:p text:style-name="P16"><text:span text:style-name="Source_5f_Text">/var/log/syslog</text:span> (Debian/Ubuntu) or <text:span text:style-name="Source_5f_Text">/var/log/messages</text:span> (RedHat/CentOS): These are general system activity logs. They record a wide range of non-critical system messages, including boot-up messages, daemon startups, and messages from various services. It's often the first place to look for general system health issues.</text:p>
        </text:list-item>
        <text:list-item>
          <text:p text:style-name="P16"><text:span text:style-name="Source_5f_Text">/var/log/auth.log</text:span> (Debian/Ubuntu) or <text:span text:style-name="Source_5f_Text">/var/log/secure</text:span> (RedHat/CentOS): These logs specifically record authentication attempts and security-related events, such as user logins, password changes, and sudo attempts. This is crucial for security auditing.</text:p>
        </text:list-item>
        <text:list-item>
          <text:p text:style-name="P16"><text:span text:style-name="Source_5f_Text">/var/log/dmesg</text:span>: This log contains messages from the kernel ring buffer, which includes hardware detection, device driver information, and other kernel-related events during system boot. It's very useful for diagnosing hardware-related problems.</text:p>
        </text:list-item>
        <text:list-item>
          <text:p text:style-name="P16"><text:span text:style-name="Source_5f_Text">/var/log/boot.log</text:span>: Records messages from the boot process. Helpful for troubleshooting issues during system startup.</text:p>
        </text:list-item>
        <text:list-item>
          <text:p text:style-name="P16"><text:span text:style-name="Source_5f_Text">/var/log/apt/history.log</text:span> (Debian/Ubuntu): Logs the history of package installations, removals, and upgrades via the apt package manager. Very useful for knowing what software changes have been made.</text:p>
        </text:list-item>
        <text:list-item>
          <text:p text:style-name="P16"><text:span text:style-name="Source_5f_Text">/var/log/apache2/</text:span> or <text:span text:style-name="Source_5f_Text">/var/log/nginx/</text:span>: If you're running web servers like Apache or Nginx, their access and error logs will typically reside in subdirectories within <text:span text:style-name="Source_5f_Text">/var/log</text:span>. These are vital for web application troubleshooting.</text:p>
        </text:list-item>
      </text:list>
      <text:p text:style-name="First_20_paragraph">It's important to remember that timely log review is a proactive measure. Regularly checking logs can help you identify potential issues before they become critical problems. For instance, noticing repeated "failed login" attempts might indicate a brute-force attack in progress, or seeing frequent "disk full" warnings could prevent a server crash.</text:p>
      <text:h text:style-name="Heading_20_2" text:outline-level="2"><text:bookmark-start text:name="essential-command-line-tools-for-log-analysis"/>Essential Command-Line Tools for Log Analysis<text:bookmark-end text:name="essential-command-line-tools-for-log-analysis"/></text:h>
      <text:h text:style-name="Heading_20_3" text:outline-level="3"><text:bookmark-start text:name="using-cat-less-tail-and-grep"/>Using <text:span text:style-name="Source_5f_Text">cat</text:span>, <text:span text:style-name="Source_5f_Text">less</text:span>, <text:span text:style-name="Source_5f_Text">tail</text:span>, and <text:span text:style-name="Source_5f_Text">grep</text:span><text:bookmark-end text:name="using-cat-less-tail-and-grep"/></text:h>
      <text:p text:style-name="First_20_paragraph">These tools are your best friends when it comes to navigating and extracting information from log files, especially when you only have command-line access.</text:p>
      <text:p text:style-name="Text_20_body">Think of these tools as different ways of looking at a very long document:</text:p>
      <text:list xml:id="list3968233669" text:style-name="L14">
        <text:list-item>
          <text:p text:style-name="P17"><text:soft-page-break/><text:span text:style-name="Source_5f_Text">cat</text:span> <text:span text:style-name="T1">(concatenate)</text:span>:</text:p>
          <text:list text:style-name="L15">
            <text:list-item>
              <text:p text:style-name="P18"><text:span text:style-name="T1">Purpose</text:span>: Primarily used to display the entire content of a file to your screen. It's great for small files.</text:p>
            </text:list-item>
            <text:list-item>
              <text:p text:style-name="P18"><text:span text:style-name="T1">Analogy</text:span>: Like quickly scrolling through a short note.</text:p>
            </text:list-item>
            <text:list-item>
              <text:p text:style-name="P18">Basic Usage: <text:span text:style-name="Source_5f_Text">cat /var/log/syslog</text:span> will dump the entire syslog to your terminal. Be careful with large files, as it can fill your screen very quickly!</text:p>
            </text:list-item>
          </text:list>
        </text:list-item>
        <text:list-item>
          <text:p text:style-name="P17"><text:span text:style-name="Source_5f_Text">less</text:span>:</text:p>
          <text:list text:style-name="L16">
            <text:list-item>
              <text:p text:style-name="P19"><text:span text:style-name="T1">Purpose</text:span>: A pager utility that allows you to view file contents one screen at a time, scroll up and down, and search within the file without loading the entire file into memory. Ideal for medium to large log files.</text:p>
            </text:list-item>
            <text:list-item>
              <text:p text:style-name="P19"><text:span text:style-name="T1">Analogy</text:span>: Like reading a book page by page, with the ability to go back and forth and search for specific words.</text:p>
            </text:list-item>
            <text:list-item>
              <text:p text:style-name="P19"><text:span text:style-name="T1">Basic Usage</text:span>: <text:span text:style-name="Source_5f_Text">less /var/log/messages</text:span> will open the messages log. You can use Page Up/Page Down or arrow keys to navigate, and <text:span text:style-name="Source_5f_Text">/</text:span> to search. Press <text:span text:style-name="Source_5f_Text">q</text:span> to exit.</text:p>
            </text:list-item>
          </text:list>
        </text:list-item>
        <text:list-item>
          <text:p text:style-name="P17"><text:span text:style-name="Source_5f_Text">tail</text:span>:</text:p>
          <text:list text:style-name="L17">
            <text:list-item>
              <text:p text:style-name="P20"><text:span text:style-name="T1">Purpose</text:span>: Used to display the end of a file. This is incredibly useful for logs because new entries are always added to the end.</text:p>
            </text:list-item>
            <text:list-item>
              <text:p text:style-name="P20"><text:span text:style-name="T1">Analogy</text:span>: Like looking at the most recent entries in a diary.</text:p>
            </text:list-item>
            <text:list-item>
              <text:p text:style-name="P20"><text:span text:style-name="T1">Basic Usage</text:span>: <text:span text:style-name="Source_5f_Text">tail /var/log/auth.log</text:span> will show the last 10 lines by default.</text:p>
            </text:list-item>
            <text:list-item>
              <text:p text:style-name="P20"><text:span text:style-name="T1">Crucial Option</text:span>: <text:span text:style-name="Source_5f_Text">tail -f /var/log/auth.log</text:span> is a lifesaver. The <text:span text:style-name="Source_5f_Text">-f</text:span> (follow) option keeps the file open and displays new lines as they are written to the log. This is perfect for real-time monitoring of events as they happen!</text:p>
            </text:list-item>
          </text:list>
        </text:list-item>
        <text:list-item>
          <text:p text:style-name="P17"><text:span text:style-name="Source_5f_Text">grep</text:span> <text:span text:style-name="T1">(Global Regular Expression Print)</text:span>:</text:p>
          <text:list text:style-name="L18">
            <text:list-item>
              <text:p text:style-name="P21"><text:span text:style-name="T1">Purpose</text:span>: This is your primary tool for filtering text. It searches for lines that match a specific pattern (text string or regular expression) within files.</text:p>
            </text:list-item>
            <text:list-item>
              <text:p text:style-name="P21"><text:span text:style-name="T1">Analogy</text:span>: Like using a highlighter to mark every sentence that contains a specific word in a document.</text:p>
            </text:list-item>
            <text:list-item>
              <text:p text:style-name="P21"><text:span text:style-name="T1">Basic Usage</text:span>: <text:span text:style-name="Source_5f_Text">grep "error" /var/log/syslog</text:span> will display all lines in syslog that contain the word "error".</text:p>
            </text:list-item>
            <text:list-item>
              <text:p text:style-name="P21"><text:span text:style-name="T1">Useful Options</text:span>:</text:p>
              <text:list text:style-name="L19">
                <text:list-item>
                  <text:p text:style-name="P22"><text:span text:style-name="Source_5f_Text">-i</text:span>: Ignore case (e.g., "Error", "error", "ERROR" will all match).</text:p>
                </text:list-item>
                <text:list-item>
                  <text:p text:style-name="P22"><text:span text:style-name="Source_5f_Text">-r</text:span>: Recursive search (search directories).</text:p>
                </text:list-item>
                <text:list-item>
                  <text:p text:style-name="P22"><text:span text:style-name="Source_5f_Text">-v</text:span>: Invert match (show lines not containing the pattern).</text:p>
                </text:list-item>
                <text:list-item>
                  <text:p text:style-name="P22"><text:span text:style-name="Source_5f_Text">--color</text:span>: Highlight the matched text (very helpful for readability).</text:p>
                </text:list-item>
              </text:list>
            </text:list-item>
          </text:list>
        </text:list-item>
      </text:list>
      <text:p text:style-name="First_20_paragraph">These four commands form the core of your log analysis toolkit. Understanding how they work individually and how they can be combined is key.</text:p>
      <text:h text:style-name="Heading_20_3" text:outline-level="3"><text:bookmark-start text:name="combining-command-line-tools"/>Combining Command-Line Tools<text:bookmark-end text:name="combining-command-line-tools"/></text:h>
      <text:p text:style-name="First_20_paragraph">The true strength of command-line tools in Linux lies in their ability to be chained together using a "pipe" (<text:span text:style-name="Source_5f_Text">|</text:span>). A pipe takes the output of one command and feeds it as input to the next command.</text:p>
      <text:p text:style-name="Text_20_body"><text:soft-page-break/>Here are some practical examples of combining these tools:</text:p>
      <text:list xml:id="list4195781154" text:style-name="L20">
        <text:list-item>
          <text:p text:style-name="P23"><text:span text:style-name="T1">Real-time Monitoring with Filtering (</text:span><text:span text:style-name="Source_5f_Text">tail -f</text:span> <text:span text:style-name="T1">and</text:span> <text:span text:style-name="Source_5f_Text">grep</text:span><text:span text:style-name="T1">)</text:span>:</text:p>
          <text:p text:style-name="P23">Imagine you're trying to diagnose a problem with a web server and want to see if any new errors appear in its log file as you test it.</text:p>
          <text:p text:style-name="P3"><text:span text:style-name="FunctionTok">tail</text:span><text:span text:style-name="NormalTok"> </text:span><text:span text:style-name="AttributeTok">-f</text:span><text:span text:style-name="NormalTok"> /var/log/apache2/error.log </text:span><text:span text:style-name="KeywordTok">|</text:span><text:span text:style-name="NormalTok"> </text:span><text:span text:style-name="FunctionTok">grep</text:span><text:span text:style-name="NormalTok"> </text:span><text:span text:style-name="AttributeTok">--color</text:span><text:span text:style-name="NormalTok"> </text:span><text:span text:style-name="StringTok">"error"</text:span> </text:p>
          <text:list text:style-name="L21">
            <text:list-item>
              <text:p text:style-name="P24"><text:span text:style-name="Source_5f_Text">tail -f /var/log/apache2/error.log</text:span>: Continuously displays new lines added to the Apache error log.</text:p>
            </text:list-item>
            <text:list-item>
              <text:p text:style-name="P24"><text:span text:style-name="Source_5f_Text">|</text:span>: The pipe takes the output from <text:span text:style-name="Source_5f_Text">tail -f</text:span>.</text:p>
            </text:list-item>
            <text:list-item>
              <text:p text:style-name="P24"><text:span text:style-name="Source_5f_Text">grep --color "error"</text:span>: Filters that output, showing only lines that contain the word "error" and highlighting it for easy visibility.</text:p>
            </text:list-item>
          </text:list>
          <text:p text:style-name="P23">This command is incredibly useful for dynamic troubleshooting.</text:p>
        </text:list-item>
        <text:list-item>
          <text:p text:style-name="P23"><text:span text:style-name="T1">Searching Historical Logs for Specific Events (</text:span><text:span text:style-name="Source_5f_Text">cat</text:span> <text:span text:style-name="T1">or</text:span> <text:span text:style-name="Source_5f_Text">less</text:span> <text:span text:style-name="T1">and</text:span> <text:span text:style-name="Source_5f_Text">grep</text:span><text:span text:style-name="T1">)</text:span>:</text:p>
          <text:p text:style-name="P23">Let's say you want to find out when a specific user, 'john', last logged in or if they had any failed login attempts yesterday.</text:p>
          <text:p text:style-name="P3"><text:span text:style-name="FunctionTok">cat</text:span><text:span text:style-name="NormalTok"> /var/log/auth.log </text:span><text:span text:style-name="KeywordTok">|</text:span><text:span text:style-name="NormalTok"> </text:span><text:span text:style-name="FunctionTok">grep</text:span><text:span text:style-name="NormalTok"> </text:span><text:span text:style-name="StringTok">"john"</text:span> </text:p>
          <text:list text:style-name="L22">
            <text:list-item>
              <text:p text:style-name="P25"><text:span text:style-name="Source_5f_Text">cat /var/log/auth.log</text:span>: Dumps the entire authentication log.</text:p>
            </text:list-item>
            <text:list-item>
              <text:p text:style-name="P25"><text:span text:style-name="Source_5f_Text">| grep "john"</text:span>: Filters that output to show only lines containing the string "john".</text:p>
            </text:list-item>
          </text:list>
          <text:p text:style-name="P23">If the log file is very large, using <text:span text:style-name="Source_5f_Text">less</text:span> before <text:span text:style-name="Source_5f_Text">grep</text:span> might be more efficient for initial Browse, or piping <text:span text:style-name="Source_5f_Text">cat</text:span> into <text:span text:style-name="Source_5f_Text">grep</text:span> is fine if you're looking for a specific pattern. For very large files, <text:span text:style-name="Source_5f_Text">grep</text:span> can directly search the file without <text:span text:style-name="Source_5f_Text">cat</text:span>: <text:span text:style-name="Source_5f_Text">grep "john" /var/log/auth.log</text:span>.</text:p>
        </text:list-item>
        <text:list-item>
          <text:p text:style-name="P23"><text:span text:style-name="T1">Finding Recent Critical Messages (</text:span><text:span text:style-name="Source_5f_Text">grep</text:span> <text:span text:style-name="T1">with date filtering)</text:span>:</text:p>
          <text:p text:style-name="P23">You can even filter by date or time, though it requires more advanced <text:span text:style-name="Source_5f_Text">grep</text:span> patterns or other tools like <text:span text:style-name="Source_5f_Text">awk</text:span>. For instance, to find all "failed" messages from today (assuming the date is part of the log entry):</text:p>
          <text:p text:style-name="P3"><text:span text:style-name="FunctionTok">grep</text:span><text:span text:style-name="NormalTok"> </text:span><text:span text:style-name="StringTok">"May 27"</text:span><text:span text:style-name="NormalTok"> /var/log/syslog </text:span><text:span text:style-name="KeywordTok">|</text:span><text:span text:style-name="NormalTok"> </text:span><text:span text:style-name="FunctionTok">grep</text:span><text:span text:style-name="NormalTok"> </text:span><text:span text:style-name="StringTok">"failed"</text:span> </text:p>
          <text:p text:style-name="P23">This would first filter for lines containing "May 27" and then, from that filtered output, further filter for "failed".</text:p>
        </text:list-item>
      </text:list>
      <text:p text:style-name="First_20_paragraph">Combining these tools allows you to efficiently narrow down vast amounts of log data to the specific information you need to diagnose a problem. It's like having a high-powered search engine for your server's history!</text:p>
      <text:h text:style-name="Heading_20_2" text:outline-level="2"><text:bookmark-start text:name="interpreting-log-entries-and-patterns"/>Interpreting Log Entries and Patterns<text:bookmark-end text:name="interpreting-log-entries-and-patterns"/></text:h>
      <text:p text:style-name="First_20_paragraph">Reading raw log files can sometimes feel like looking at a wall of text. However, most log entries follow a predictable structure. Once you understand this structure, you'll be able to quickly pick out the crucial pieces of information.</text:p>
      <text:p text:style-name="Text_20_body">A typical log entry, especially from syslog or similar services, often contains the following <text:soft-page-break/>components:</text:p>
      <text:list xml:id="list3323802102" text:style-name="L23">
        <text:list-item>
          <text:p text:style-name="P26"><text:span text:style-name="T1">Timestamp</text:span>: This is arguably the most important piece of information. It tells you when the event occurred. This allows you to correlate events across different log files and pinpoint issues within a specific timeframe. You'll often see the date and time, sometimes with microsecond precision.</text:p>
          <text:list text:style-name="L24">
            <text:list-item>
              <text:p text:style-name="P27">Example: <text:span text:style-name="Source_5f_Text">May 27 17:20:01</text:span></text:p>
            </text:list-item>
          </text:list>
        </text:list-item>
        <text:list-item>
          <text:p text:style-name="P26"><text:span text:style-name="T1">Hostname</text:span>: Identifies the machine that generated the log message. This is critical in environments with multiple servers.</text:p>
          <text:list text:style-name="L25">
            <text:list-item>
              <text:p text:style-name="P28">Example: <text:span text:style-name="Source_5f_Text">myserver-web01</text:span></text:p>
            </text:list-item>
          </text:list>
        </text:list-item>
        <text:list-item>
          <text:p text:style-name="P26"><text:span text:style-name="T1">Process or Application Name (and sometimes PID)</text:span>: This tells you what process, service, or application generated the log message. Often, a Process ID (PID) will also be included, which can be useful for further investigation if you need to check on the running process.</text:p>
          <text:list text:style-name="L26">
            <text:list-item>
              <text:p text:style-name="P29">Example: <text:span text:style-name="Source_5f_Text">sshd[1234]</text:span>: (meaning the SSH daemon with PID 1234) or <text:span text:style-name="Source_5f_Text">kernel:</text:span></text:p>
            </text:list-item>
          </text:list>
        </text:list-item>
        <text:list-item>
          <text:p text:style-name="P26"><text:span text:style-name="T1">Message Content</text:span>: This is the actual description of the event. It can range from informational messages to warnings and critical errors. This is where you'll find the details you need for troubleshooting.</text:p>
          <text:list text:style-name="L27">
            <text:list-item>
              <text:p text:style-name="P30">Example: <text:span text:style-name="Source_5f_Text">Accepted password for user from 192.168.1.10 port 54321 ssh2</text:span></text:p>
            </text:list-item>
          </text:list>
        </text:list-item>
      </text:list>
      <text:p text:style-name="First_20_paragraph">Let's put it together with a hypothetical example of a <text:span text:style-name="Source_5f_Text">syslog</text:span> entry:</text:p>
      <text:p text:style-name="Preformatted_20_Text">May 27 17:20:01 myserver-web01 sshd[1234]: Accepted password for user from 192.168.1.10 port 54321 ssh2</text:p>
      <text:p text:style-name="First_20_paragraph">In this entry:</text:p>
      <text:list xml:id="list671844693" text:style-name="L28">
        <text:list-item>
          <text:p text:style-name="P31"><text:span text:style-name="T1">Timestamp</text:span>: <text:span text:style-name="Source_5f_Text">May 27 17:20:01</text:span></text:p>
        </text:list-item>
        <text:list-item>
          <text:p text:style-name="P31"><text:span text:style-name="T1">Hostname</text:span>: <text:span text:style-name="Source_5f_Text">myserver-web01</text:span></text:p>
        </text:list-item>
        <text:list-item>
          <text:p text:style-name="P31"><text:span text:style-name="T1">Process/Application</text:span>: <text:span text:style-name="Source_5f_Text">sshd</text:span> (the SSH daemon) with <text:span text:style-name="Source_5f_Text">[1234]</text:span> as its PID.</text:p>
        </text:list-item>
        <text:list-item>
          <text:p text:style-name="P31"><text:span text:style-name="T1">Message Content</text:span>: <text:span text:style-name="Source_5f_Text">Accepted password for user from 192.168.1.10 port 54321 ssh2</text:span> (a successful SSH login).</text:p>
        </text:list-item>
      </text:list>
      <text:p text:style-name="First_20_paragraph">By systematically breaking down each log entry, you can quickly extract the context needed to understand what's happening on your system. It's like deconstructing a sentence to understand its full meaning!</text:p>
      <text:h text:style-name="Heading_20_3" text:outline-level="3"><text:bookmark-start text:name="correlating-timestamps-between-different-log-files"/>Correlating Timestamps Between Different Log Files<text:bookmark-end text:name="correlating-timestamps-between-different-log-files"/></text:h>
      <text:p text:style-name="First_20_paragraph">While individual log entries provide snapshots, the real power of log analysis comes from identifying patterns. A single error might be an anomaly, but repeated errors or a sequence of related events often points to a systemic issue.</text:p>
      <text:p text:style-name="Text_20_body">Here's what to look for:</text:p>
      <text:h text:style-name="Heading_20_4" text:outline-level="4"><text:bookmark-start text:name="recurring-errors"/><text:soft-page-break/>Recurring Errors<text:bookmark-end text:name="recurring-errors"/></text:h>
      <text:p text:style-name="First_20_paragraph">If you see the same error message appearing over and over, especially in quick succession, it's a strong indicator of a persistent problem. For example, numerous "Permission denied" errors from a specific application might mean its configuration is wrong or its service user lacks necessary permissions.</text:p>
      <text:list xml:id="list4561975" text:style-name="L29">
        <text:list-item>
          <text:p text:style-name="P32"><text:span text:style-name="T1">Strategy</text:span>: Use <text:span text:style-name="Source_5f_Text">grep</text:span> to count occurrences of a specific error, or <text:span text:style-name="Source_5f_Text">tail -f</text:span> combined with grep to watch for repeated errors in real-time.</text:p>
          <text:p text:style-name="P4"><text:span text:style-name="FunctionTok">grep</text:span><text:span text:style-name="NormalTok"> </text:span><text:span text:style-name="AttributeTok">-c</text:span><text:span text:style-name="NormalTok"> </text:span><text:span text:style-name="StringTok">"Permission denied"</text:span><text:span text:style-name="NormalTok"> /var/log/syslog </text:span><text:span text:style-name="CommentTok"># Count "Permission denied" errors</text:span> </text:p>
        </text:list-item>
      </text:list>
      <text:h text:style-name="Heading_20_4" text:outline-level="4"><text:bookmark-start text:name="sequences-of-events"/>Sequences of Events<text:bookmark-end text:name="sequences-of-events"/></text:h>
      <text:p text:style-name="First_20_paragraph">Sometimes, a problem isn't caused by a single error but by a series of events that lead to a failure. For instance, a disk space warning might precede a database crash, or a network interface going down might be followed by service outages.</text:p>
      <text:list xml:id="list4060400478" text:style-name="L30">
        <text:list-item>
          <text:p text:style-name="P33"><text:span text:style-name="T1">Strategy</text:span>: When you see an error, look at the log entries immediately before and after it. Use <text:span text:style-name="Source_5f_Text">less</text:span> to scroll around the error. Sometimes, a "warning" or "informational" message just before an "error" can provide crucial context.</text:p>
        </text:list-item>
      </text:list>
      <text:h text:style-name="Heading_20_4" text:outline-level="4"><text:bookmark-start text:name="correlating-timestamps-across-multiple-logs"/>Correlating Timestamps Across Multiple Logs<text:bookmark-end text:name="correlating-timestamps-across-multiple-logs"/></text:h>
      <text:p text:style-name="First_20_paragraph">This is a professional-level troubleshooting technique. If a problem occurs, it's rarely isolated to just one part of the system or one log file. For example, a web server issue might involve logs from:</text:p>
      <text:list xml:id="list1705491091" text:style-name="L31">
        <text:list-item>
          <text:p text:style-name="P34"><text:span text:style-name="Source_5f_Text">/var/log/apache2/error.log</text:span> (web server errors)</text:p>
        </text:list-item>
        <text:list-item>
          <text:p text:style-name="P34"><text:span text:style-name="Source_5f_Text">/var/log/mysql/error.log</text:span> (database errors)</text:p>
        </text:list-item>
        <text:list-item>
          <text:p text:style-name="P34"><text:span text:style-name="Source_5f_Text">/var/log/syslog</text:span> (general system events, e.g., memory issues)</text:p>
        </text:list-item>
        <text:list-item>
          <text:p text:style-name="P34"><text:span text:style-name="Source_5f_Text">/var/log/auth.log</text:span> (if it's related to a user or service login)</text:p>
        </text:list-item>
      </text:list>
      <text:p text:style-name="First_20_paragraph">The <text:span text:style-name="T1">timestamps</text:span> are your synchronization points. If you find an error in the Apache log at <text:span text:style-name="Source_5f_Text">14:35:10</text:span>, immediately check the system log, the database log, or any other relevant application logs for messages around the same time. This helps you build a complete picture of what happened across different system components.</text:p>
      <text:p text:style-name="Text_20_body">Think of it like different security cameras in a building. Each camera records its own area, but if something suspicious happens, you'd check the footage from all cameras around the same time to see the full story.</text:p>
      <text:h text:style-name="Heading_20_2" text:outline-level="2"><text:bookmark-start text:name="troubleshooting-workflow-with-errors-and-logs"/>Troubleshooting Workflow with Errors and Logs<text:bookmark-end text:name="troubleshooting-workflow-with-errors-and-logs"/></text:h>
      <text:h text:style-name="Heading_20_3" text:outline-level="3"><text:bookmark-start text:name="systematic-approach-to-troubleshooting"/>Systematic Approach to Troubleshooting<text:bookmark-end text:name="systematic-approach-to-troubleshooting"/></text:h>
      <text:p text:style-name="First_20_paragraph">Troubleshooting can sometimes feel like chasing ghosts, but a systematic approach makes it much more efficient and less frustrating. Think of it as a methodical detective process, not just <text:soft-page-break/>randomly guessing.</text:p>
      <text:p text:style-name="Text_20_body">Here's a general workflow you can apply when encountering an issue:</text:p>
      <text:list xml:id="list3185428137" text:style-name="L32">
        <text:list-item>
          <text:p text:style-name="P35"><text:span text:style-name="T1">Reproduce the Issue (if possible)</text:span>: Before you start digging, try to make the problem happen again. This helps confirm the issue exists, and crucially, it often generates fresh, relevant error messages and log entries that you can immediately capture using tools like <text:span text:style-name="Source_5f_Text">tail -f</text:span>. If you can't reproduce it, rely on the existing logs.</text:p>
        </text:list-item>
        <text:list-item>
          <text:p text:style-name="P35"><text:span text:style-name="T1">Check Recent Changes</text:span>: This is often the first thing experienced administrators ask: "What changed recently?"</text:p>
          <text:list text:style-name="L33">
            <text:list-item>
              <text:p text:style-name="P36">Did someone install new software? (<text:span text:style-name="Source_5f_Text">/var/log/apt/history.log</text:span> on Debian/Ubuntu, or <text:span text:style-name="Source_5f_Text">check dnf</text:span> history on Fedora/CentOS 8+)</text:p>
            </text:list-item>
            <text:list-item>
              <text:p text:style-name="P36">Were configuration files modified? (<text:span text:style-name="Source_5f_Text">ls -lt /etc/</text:span> and look for recent changes)</text:p>
            </text:list-item>
            <text:list-item>
              <text:p text:style-name="P36">Was a service restarted or updated? (<text:span text:style-name="Source_5f_Text">journalctl -u servicename --since "2 hours ago"</text:span>) Many problems are introduced by recent changes.</text:p>
            </text:list-item>
          </text:list>
        </text:list-item>
        <text:list-item>
          <text:p text:style-name="P35"><text:span text:style-name="T1">Examine Relevant Logs</text:span>: Based on the symptoms, decide which logs are most likely to contain clues.</text:p>
          <text:list text:style-name="L34">
            <text:list-item>
              <text:p text:style-name="P37">Web server issues? Check <text:span text:style-name="Source_5f_Text">/var/log/apache2/error.log</text:span> or <text:span text:style-name="Source_5f_Text">/var/log/nginx/error.log</text:span>.</text:p>
            </text:list-item>
            <text:list-item>
              <text:p text:style-name="P37">Login problems? Look at <text:span text:style-name="Source_5f_Text">/var/log/auth.log</text:span> or <text:span text:style-name="Source_5f_Text">/var/log/secure</text:span>.</text:p>
            </text:list-item>
            <text:list-item>
              <text:p text:style-name="P37">System instability? Start with <text:span text:style-name="Source_5f_Text">/var/log/syslog</text:span> (or messages) and <text:span text:style-name="Source_5f_Text">dmesg</text:span>.</text:p>
            </text:list-item>
            <text:list-item>
              <text:p text:style-name="P37">Use <text:span text:style-name="Source_5f_Text">tail -f</text:span> for active monitoring if reproducing the issue, or <text:span text:style-name="Source_5f_Text">less</text:span> and <text:span text:style-name="Source_5f_Text">grep</text:span> for historical analysis.</text:p>
            </text:list-item>
          </text:list>
        </text:list-item>
        <text:list-item>
          <text:p text:style-name="P35"><text:span text:style-name="T1">Narrow Down the Cause</text:span>: Once you have relevant log entries, use the structure and pattern recognition we discussed:</text:p>
          <text:list text:style-name="L35">
            <text:list-item>
              <text:p text:style-name="P38">What's the timestamp? When did it start happening?</text:p>
            </text:list-item>
            <text:list-item>
              <text:p text:style-name="P38">What process or application is reporting the error?</text:p>
            </text:list-item>
            <text:list-item>
              <text:p text:style-name="P38">What's the exact error message? Don't just read the first few words.</text:p>
            </text:list-item>
            <text:list-item>
              <text:p text:style-name="P38">Are there repeated errors or a sequence of events leading up to the failure?</text:p>
            </text:list-item>
            <text:list-item>
              <text:p text:style-name="P38">Correlate timestamps across different log files if the issue spans multiple services.</text:p>
            </text:list-item>
          </text:list>
        </text:list-item>
      </text:list>
      <text:p text:style-name="First_20_paragraph">This structured approach helps you avoid aimless searching and focuses your efforts on the most promising avenues for diagnosis. It's about working smarter, not harder!</text:p>
      <text:h text:style-name="Heading_20_3" text:outline-level="3"><text:bookmark-start text:name="troubleshooting-scenario"/>Troubleshooting Scenario<text:bookmark-end text:name="troubleshooting-scenario"/></text:h>
      <text:p text:style-name="First_20_paragraph">Let's imagine a scenario:</text:p>
      <text:p text:style-name="Horizontal_20_Line"/>
      <text:p text:style-name="First_20_paragraph"><text:span text:style-name="T1">Scenario</text:span>: You've just deployed a new custom web application, <text:span text:style-name="Source_5f_Text">myapp</text:span>, on your Linux server. Users report that when they try to access a specific page, they receive a "500 Internal Server Error" from the web server. You suspect it's an issue with <text:span text:style-name="Source_5f_Text">myapp</text:span> itself.</text:p>
      <text:p text:style-name="Horizontal_20_Line"/>
      <text:p text:style-name="First_20_paragraph"><text:soft-page-break/>Now, let's walk through our systematic troubleshooting workflow using this scenario:</text:p>
      <text:p text:style-name="Text_20_body"><text:span text:style-name="T1">Step 1: Reproduce the Issue</text:span> You open a web browser and try to access the problematic page yourself. Indeed, you also get the "500 Internal Server Error." As you're doing this, you're thinking, "Okay, this will generate new log entries for me to inspect."</text:p>
      <text:p text:style-name="Text_20_body"><text:span text:style-name="T1">Step 2: Check Recent Changes</text:span> You recall that <text:span text:style-name="Source_5f_Text">myapp</text:span> was just deployed or updated. This is a very strong suspect!</text:p>
      <text:p text:style-name="Text_20_body"><text:span text:style-name="T1">Step 3: Examine Relevant Logs</text:span> Given it's a web application error, the most likely place to start is the web server's error log. Let's assume you're using Apache.</text:p>
      <text:p text:style-name="Text_20_body">You decide to use <text:span text:style-name="Source_5f_Text">tail -f</text:span> to watch the log in real-time as you attempt to reproduce the error again:</text:p>
      <text:p text:style-name="Preformatted_20_Text"><text:span text:style-name="FunctionTok">tail</text:span><text:span text:style-name="NormalTok"> </text:span><text:span text:style-name="AttributeTok">-f</text:span><text:span text:style-name="NormalTok"> /var/log/apache2/error.log</text:span> </text:p>
      <text:p text:style-name="First_20_paragraph">You refresh the problematic web page in your browser. Almost immediately, you see the following lines appear in your terminal:</text:p>
      <text:p text:style-name="Preformatted_20_Text">[Tue May 27 17:35:05.123456 2025] [php:error] [pid 12345] [client 192.168.1.10:54321] PHP Fatal error: Uncaught Error: Call to undefined function nonExistentFunction() in /var/www/html/myapp/index.php:15</text:p>
      <text:p text:style-name="Preformatted_20_Text">Stack trace:</text:p>
      <text:p text:style-name="Preformatted_20_Text">#0 {main}</text:p>
      <text:p text:style-name="Preformatted_20_Text"><text:s text:c="2"/>thrown in /var/www/html/myapp/index.php on line 15</text:p>
      <text:p text:style-name="P2">Step 4: Narrow Down the Cause</text:p>
      <text:p text:style-name="Text_20_body">Let's break down this log entry:</text:p>
      <text:list xml:id="list2880103124" text:style-name="L36">
        <text:list-item>
          <text:p text:style-name="P39"><text:span text:style-name="T1">Timestamp</text:span>: <text:span text:style-name="Source_5f_Text">[Tue May 27 17:35:05.123456 2025]</text:span> - Confirms the exact time the error occurred.</text:p>
        </text:list-item>
        <text:list-item>
          <text:p text:style-name="P39"><text:span text:style-name="T1">Process/Application</text:span>: <text:span text:style-name="Source_5f_Text">[php:error]</text:span> and <text:span text:style-name="Source_5f_Text">[pid 12345]</text:span> - Indicates a PHP error, and it's being handled by Apache's PHP module.</text:p>
        </text:list-item>
        <text:list-item>
          <text:p text:style-name="P39"><text:span text:style-name="T1">Message Content</text:span>: The most critical part: <text:span text:style-name="Source_5f_Text">PHP Fatal error: Uncaught Error: Call to undefined function nonExistentFunction() in /var/www/html/myapp/index.php:15</text:span></text:p>
        </text:list-item>
      </text:list>
      <text:p text:style-name="First_20_paragraph">This message tells you:</text:p>
      <text:list xml:id="list869812321" text:style-name="L37">
        <text:list-item>
          <text:p text:style-name="P40">It's a <text:span text:style-name="Source_5f_Text">PHP Fatal error</text:span>.</text:p>
        </text:list-item>
        <text:list-item>
          <text:p text:style-name="P40">The specific problem is a <text:span text:style-name="Source_5f_Text">Call to undefined function nonExistentFunction()</text:span>.</text:p>
        </text:list-item>
        <text:list-item>
          <text:p text:style-name="P40">The error occurred in the file <text:span text:style-name="Source_5f_Text">/var/www/html/myapp/index.php</text:span> on <text:span text:style-name="Source_5f_Text">line 15</text:span>.</text:p>
        </text:list-item>
      </text:list>
      <text:p text:style-name="First_20_paragraph"><text:span text:style-name="T1">Proposed Solution</text:span>: Based on this log entry, the problem is not with Apache itself, but with the PHP code of your <text:span text:style-name="Source_5f_Text">myapp</text:span> application. Specifically, a function named <text:span text:style-name="Source_5f_Text">nonExistentFunction()</text:span> is being called, but it doesn't exist or isn't accessible to the script. The solution would be to examine <text:span text:style-name="Source_5f_Text">myapp/index.php</text:span> at line 15 and either correct the function name, ensure the function is defined, or include the file where it is defin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8:38:58Z</meta:creation-date>
    <dc:date>2025-06-10T12:17:57.536627465</dc:date>
    <meta:editing-duration>PT18S</meta:editing-duration>
    <meta:editing-cycles>1</meta:editing-cycles>
    <meta:document-statistic meta:table-count="0" meta:image-count="0" meta:object-count="0" meta:page-count="9" meta:paragraph-count="176" meta:word-count="3270" meta:character-count="20477" meta:non-whitespace-character-count="17464"/>
  </office:meta>
</office:document-meta>
</file>